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8.7mm"/>
    </style:style>
    <style:style style:name="co3" style:family="table-column">
      <style:table-column-properties fo:break-before="auto" style:column-width="30.73mm"/>
    </style:style>
    <style:style style:name="co4" style:family="table-column">
      <style:table-column-properties fo:break-before="auto" style:column-width="36.37mm"/>
    </style:style>
    <style:style style:name="co5" style:family="table-column">
      <style:table-column-properties fo:break-before="auto" style:column-width="131.6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" style:family="table-cell" style:parent-style-name="Default" style:data-style-name="N104"/>
    <style:style style:name="T1" style:family="text">
      <style:text-properties style:font-name-asian="Noto Sans CJK SC Regula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CA" style:language-asian="zh" style:country-asian="CN" style:font-name="Liberation Sans" style:language-complex="hi" style:country-complex="IN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ce2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Quantity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Name</text:p>
          </table:table-cell>
          <table:table-cell table:style-name="Default" office:value-type="string" calcext:value-type="string">
            <text:p>Price</text:p>
          </table:table-cell>
          <table:table-cell office:value-type="string" calcext:value-type="string">
            <text:p>Weight (grams)</text:p>
          </table:table-cell>
          <table:table-cell office:value-type="string" calcext:value-type="string">
            <text:p>URL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screen</text:p>
          </table:table-cell>
          <table:table-cell office:value-type="currency" office:currency="CAD" office:value="21.45" calcext:value-type="currency">
            <text:p>$21.4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a xlink:href="https://www.amazon.ca/Waveshare-4-3inch-Resolution-Interface-Electronic/dp/B072J2LG8N?th=1" xlink:type="simple">https://www.amazon.ca/Waveshare-4-3inch-Resolution-Interface-Electronic/dp/B072J2LG8N?th=1</text:a>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speaker</text:p>
          </table:table-cell>
          <table:table-cell office:value-type="currency" office:currency="CAD" office:value="4.05" calcext:value-type="currency">
            <text:p>$4.05</text:p>
          </table:table-cell>
          <table:table-cell/>
          <table:table-cell office:value-type="string" calcext:value-type="string">
            <text:p><text:a xlink:href="https://www.digikey.ca/product-detail/en/pui-audio-inc/AST-03208MR-R/668-1139-ND/1464878" xlink:type="simple">https://www.digikey.ca/product-detail/en/pui-audio-inc/AST-03208MR-R/668-1139-ND/1464878</text:a>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ESP8266</text:p>
          </table:table-cell>
          <table:table-cell office:value-type="currency" office:currency="CAD" office:value="4.23" calcext:value-type="currency">
            <text:p>$4.23</text:p>
          </table:table-cell>
          <table:table-cell office:value-type="float" office:value="1.72" calcext:value-type="float">
            <text:p>1.72</text:p>
          </table:table-cell>
          <table:table-cell office:value-type="string" calcext:value-type="string">
            <text:p><text:a xlink:href="https://www.digikey.ca/product-detail/en/espressif-systems/ESP-WROOM-02-4MB/1904-1018-1-ND/9381727" xlink:type="simple">https://www.digikey.ca/product-detail/en/espressif-systems/ESP-WROOM-02-4MB/1904-1018-1-ND/9381727</text:a>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peaker</text:p>
          </table:table-cell>
          <table:table-cell office:value-type="currency" office:currency="CAD" office:value="4.05" calcext:value-type="currency">
            <text:p>$4.05</text:p>
          </table:table-cell>
          <table:table-cell/>
          <table:table-cell office:value-type="string" calcext:value-type="string">
            <text:p><text:a xlink:href="https://www.digikey.ca/product-detail/en/pui-audio-inc/AST-03208MR-R/668-1139-ND/1464878" xlink:type="simple">https://www.digikey.ca/product-detail/en/pui-audio-inc/AST-03208MR-R/668-1139-ND/1464878</text:a>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2N2904</text:p>
          </table:table-cell>
          <table:table-cell office:value-type="currency" office:currency="CAD" office:value="0.18" calcext:value-type="currency">
            <text:p>$0.18</text:p>
          </table:table-cell>
          <table:table-cell/>
          <table:table-cell office:value-type="string" calcext:value-type="string">
            <text:p><text:a xlink:href="https://www.digikey.ca/product-detail/en/on-semiconductor/BC846BLT3G/BC846BLT3GOSCT-ND/2704956" xlink:type="simple">https://www.digikey.ca/product-detail/en/on-semiconductor/BC846BLT3G/BC846BLT3GOSCT-ND/2704956</text:a>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Resistor load</text:p>
          </table:table-cell>
          <table:table-cell office:value-type="currency" office:currency="CAD" office:value="0.15" calcext:value-type="currency">
            <text:p>$0.15</text:p>
          </table:table-cell>
          <table:table-cell/>
          <table:table-cell office:value-type="string" calcext:value-type="string">
            <text:p><text:a xlink:href="https://www.digikey.ca/product-detail/en/stackpole-electronics-inc/RNCP1206FTD20R0/RNCP1206FTD20R0CT-ND/2240645" xlink:type="simple">https://www.digikey.ca/product-detail/en/stackpole-electronics-inc/RNCP1206FTD20R0/RNCP1206FTD20R0CT-ND/2240645</text:a>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string" calcext:value-type="string">
            <text:p>Resistor base</text:p>
          </table:table-cell>
          <table:table-cell office:value-type="currency" office:currency="CAD" office:value="0.15" calcext:value-type="currency">
            <text:p>$0.15</text:p>
          </table:table-cell>
          <table:table-cell/>
          <table:table-cell office:value-type="string" calcext:value-type="string">
            <text:p><text:a xlink:href="https://www.digikey.ca/product-detail/en/yageo/RC1206FR-07330RL/311-330FRCT-ND/731769" xlink:type="simple">https://www.digikey.ca/product-detail/en/yageo/RC1206FR-07330RL/311-330FRCT-ND/731769</text:a>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" office:value-type="string" calcext:value-type="string">
            <text:p>1uF</text:p>
          </table:table-cell>
          <table:table-cell/>
          <table:table-cell office:value-type="string" calcext:value-type="string">
            <text:p>Capacitor</text:p>
          </table:table-cell>
          <table:table-cell office:value-type="currency" office:currency="CAD" office:value="0.14" calcext:value-type="currency">
            <text:p>$0.14</text:p>
          </table:table-cell>
          <table:table-cell/>
          <table:table-cell office:value-type="string" calcext:value-type="string">
            <text:p><text:a xlink:href="https://www.digikey.ca/product-detail/en/samsung-electro-mechanics/CL21B105KAFNNNE/1276-1066-1-ND/3889152" xlink:type="simple">https://www.digikey.ca/product-detail/en/samsung-electro-mechanics/CL21B105KAFNNNE/1276-1066-1-ND/3889152</text:a>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4.7uF</text:p>
          </table:table-cell>
          <table:table-cell/>
          <table:table-cell office:value-type="string" calcext:value-type="string">
            <text:p>Capacitor</text:p>
          </table:table-cell>
          <table:table-cell office:value-type="currency" office:currency="CAD" office:value="0.27" calcext:value-type="currency">
            <text:p>$0.27</text:p>
          </table:table-cell>
          <table:table-cell/>
          <table:table-cell office:value-type="string" calcext:value-type="string">
            <text:p><text:a xlink:href="https://www.digikey.ca/product-detail/en/samsung-electro-mechanics/CL21A475KOFNNNE/1276-1065-1-ND/3889151" xlink:type="simple">https://www.digikey.ca/product-detail/en/samsung-electro-mechanics/CL21A475KOFNNNE/1276-1065-1-ND/3889151</text:a>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68uH</text:p>
          </table:table-cell>
          <table:table-cell/>
          <table:table-cell office:value-type="string" calcext:value-type="string">
            <text:p>Inductor</text:p>
          </table:table-cell>
          <table:table-cell office:value-type="currency" office:currency="CAD" office:value="0.3" calcext:value-type="currency">
            <text:p>$0.30</text:p>
          </table:table-cell>
          <table:table-cell/>
          <table:table-cell office:value-type="string" calcext:value-type="string">
            <text:p><text:a xlink:href="https://www.digikey.ca/product-detail/en/taiyo-yuden/LBC3225T680KR/587-2432-1-ND/2230298" xlink:type="simple">https://www.digikey.ca/product-detail/en/taiyo-yuden/LBC3225T680KR/587-2432-1-ND/2230298</text:a>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" office:value-type="string" calcext:value-type="string">
            <text:p>10k</text:p>
          </table:table-cell>
          <table:table-cell/>
          <table:table-cell office:value-type="string" calcext:value-type="string">
            <text:p>Resistor <text:s/></text:p>
          </table:table-cell>
          <table:table-cell office:value-type="currency" office:currency="CAD" office:value="0.15" calcext:value-type="currency">
            <text:p>$0.15</text:p>
          </table:table-cell>
          <table:table-cell/>
          <table:table-cell office:value-type="string" calcext:value-type="string">
            <text:p><text:a xlink:href="https://www.digikey.ca/product-detail/en/stackpole-electronics-inc/RMCF0805FT10K0/RMCF0805FT10K0CT-ND/1942435" xlink:type="simple">https://www.digikey.ca/product-detail/en/stackpole-electronics-inc/RMCF0805FT10K0/RMCF0805FT10K0CT-ND/1942435</text:a>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Resistor <text:s/></text:p>
          </table:table-cell>
          <table:table-cell office:value-type="currency" office:currency="CAD" office:value="0.15" calcext:value-type="currency">
            <text:p>$0.15</text:p>
          </table:table-cell>
          <table:table-cell/>
          <table:table-cell office:value-type="string" calcext:value-type="string">
            <text:p><text:a xlink:href="https://www.digikey.ca/product-detail/en/yageo/RC0805FR-073RL/311-3.00CRCT-ND/730746" xlink:type="simple">https://www.digikey.ca/product-detail/en/yageo/RC0805FR-073RL/311-3.00CRCT-ND/730746</text:a>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2k</text:p>
          </table:table-cell>
          <table:table-cell/>
          <table:table-cell office:value-type="string" calcext:value-type="string">
            <text:p>Resistor <text:s/></text:p>
          </table:table-cell>
          <table:table-cell office:value-type="currency" office:currency="CAD" office:value="0.15" calcext:value-type="currency">
            <text:p>$0.15</text:p>
          </table:table-cell>
          <table:table-cell/>
          <table:table-cell office:value-type="string" calcext:value-type="string">
            <text:p><text:a xlink:href="https://www.digikey.ca/product-detail/en/yageo/RC0805FR-072KL/311-2.00KCRCT-ND/730611" xlink:type="simple">https://www.digikey.ca/product-detail/en/yageo/RC0805FR-072KL/311-2.00KCRCT-ND/730611</text:a>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100k</text:p>
          </table:table-cell>
          <table:table-cell/>
          <table:table-cell office:value-type="string" calcext:value-type="string">
            <text:p>Resistor <text:s/></text:p>
          </table:table-cell>
          <table:table-cell office:value-type="currency" office:currency="CAD" office:value="0.15" calcext:value-type="currency">
            <text:p>$0.15</text:p>
          </table:table-cell>
          <table:table-cell/>
          <table:table-cell office:value-type="string" calcext:value-type="string">
            <text:p><text:a xlink:href="https://www.digikey.ca/product-detail/en/yageo/RC0805FR-07100KL/311-100KCRCT-ND/730491" xlink:type="simple">https://www.digikey.ca/product-detail/en/yageo/RC0805FR-07100KL/311-100KCRCT-ND/730491</text:a>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BR0520</text:p>
          </table:table-cell>
          <table:table-cell/>
          <table:table-cell office:value-type="string" calcext:value-type="string">
            <text:p>Diode</text:p>
          </table:table-cell>
          <table:table-cell office:value-type="currency" office:currency="CAD" office:value="0.48" calcext:value-type="currency">
            <text:p>$0.48</text:p>
          </table:table-cell>
          <table:table-cell/>
          <table:table-cell office:value-type="string" calcext:value-type="string">
            <text:p><text:a xlink:href="https://www.digikey.ca/product-detail/en/on-semiconductor/MBR0520L/MBR0520LCT-ND/458961" xlink:type="simple">https://www.digikey.ca/product-detail/en/on-semiconductor/MBR0520L/MBR0520LCT-ND/458961</text:a>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2"/>HSMC-C150 </text:p>
          </table:table-cell>
          <table:table-cell/>
          <table:table-cell office:value-type="string" calcext:value-type="string">
            <text:p>LED</text:p>
          </table:table-cell>
          <table:table-cell office:value-type="currency" office:currency="CAD" office:value="0.79" calcext:value-type="currency">
            <text:p>$0.79</text:p>
          </table:table-cell>
          <table:table-cell/>
          <table:table-cell office:value-type="string" calcext:value-type="string">
            <text:p><text:a xlink:href="https://www.digikey.ca/product-detail/en/broadcom-limited/HSMC-C150/516-2825-6-ND/3909256" xlink:type="simple">https://www.digikey.ca/product-detail/en/broadcom-limited/HSMC-C150/516-2825-6-ND/3909256</text:a>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DN340P</text:p>
          </table:table-cell>
          <table:table-cell/>
          <table:table-cell office:value-type="string" calcext:value-type="string">
            <text:p>pMOS</text:p>
          </table:table-cell>
          <table:table-cell office:value-type="currency" office:currency="CAD" office:value="0.75" calcext:value-type="currency">
            <text:p>$0.75</text:p>
          </table:table-cell>
          <table:table-cell/>
          <table:table-cell office:value-type="string" calcext:value-type="string">
            <text:p><text:a xlink:href="https://www.digikey.ca/product-detail/en/on-semiconductor/FDN340P/FDN340PCT-ND/965604" xlink:type="simple">https://www.digikey.ca/product-detail/en/on-semiconductor/FDN340P/FDN340PCT-ND/965604</text:a>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CY7C65213-28PVXI </text:p>
          </table:table-cell>
          <table:table-cell office:value-type="string" calcext:value-type="string">
            <text:p>28-pin ssop</text:p>
          </table:table-cell>
          <table:table-cell office:value-type="string" calcext:value-type="string">
            <text:p>usb to uart sop</text:p>
          </table:table-cell>
          <table:table-cell office:value-type="currency" office:currency="CAD" office:value="4.67" calcext:value-type="currency">
            <text:p>$4.67</text:p>
          </table:table-cell>
          <table:table-cell/>
          <table:table-cell office:value-type="string" calcext:value-type="string">
            <text:p><text:a xlink:href="https://www.digikey.ca/product-detail/en/cypress-semiconductor-corp/CY7C65213-28PVXI/CY7C65213-28PVXI-ND/4765755" xlink:type="simple">https://www.digikey.ca/product-detail/en/cypress-semiconductor-corp/CY7C65213-28PVXI/CY7C65213-28PVXI-ND/4765755</text:a>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CP73831T-2ATI/OT </text:p>
          </table:table-cell>
          <table:table-cell/>
          <table:table-cell office:value-type="string" calcext:value-type="string">
            <text:p>lipo charger ic</text:p>
          </table:table-cell>
          <table:table-cell office:value-type="currency" office:currency="CAD" office:value="0.88" calcext:value-type="currency">
            <text:p>$0.88</text:p>
          </table:table-cell>
          <table:table-cell/>
          <table:table-cell office:value-type="string" calcext:value-type="string">
            <text:p><text:a xlink:href="https://www.digikey.ca/product-detail/en/microchip-technology/MCP73831T-2ATI-OT/MCP73831T-2ATI-OTCT-ND/1979803" xlink:type="simple">https://www.digikey.ca/product-detail/en/microchip-technology/MCP73831T-2ATI-OT/MCP73831T-2ATI-OTCT-ND/1979803</text:a>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ldo reglator dig</text:p>
          </table:table-cell>
          <table:table-cell office:value-type="currency" office:currency="CAD" office:value="0.88" calcext:value-type="currency">
            <text:p>$0.88</text:p>
          </table:table-cell>
          <table:table-cell/>
          <table:table-cell office:value-type="string" calcext:value-type="string">
            <text:p><text:a xlink:href="https://www.digikey.ca/product-detail/en/maxlinear-inc/SPX3819M5-L-3-3-TR/1016-1873-1-ND/3586590" xlink:type="simple">https://www.digikey.ca/product-detail/en/maxlinear-inc/SPX3819M5-L-3-3-TR/1016-1873-1-ND/3586590</text:a>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JS1300AQ </text:p>
          </table:table-cell>
          <table:table-cell/>
          <table:table-cell office:value-type="string" calcext:value-type="string">
            <text:p>5 way smd sw</text:p>
          </table:table-cell>
          <table:table-cell office:value-type="currency" office:currency="CAD" office:value="3.13" calcext:value-type="currency">
            <text:p>$3.13</text:p>
          </table:table-cell>
          <table:table-cell/>
          <table:table-cell office:value-type="string" calcext:value-type="string">
            <text:p><text:span text:style-name="T1"><text:a xlink:href="https://www.digikey.ca/product-detail/en/e-switch/JS1300AQ/EG4408CT-ND/1556583" xlink:type="simple">https://www.digikey.ca/product-detail/en/e-switch/JS1300AQ/EG4408CT-ND/1556583</text:a></text:span>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8050</text:p>
          </table:table-cell>
          <table:table-cell/>
          <table:table-cell office:value-type="string" calcext:value-type="string">
            <text:p>NPN BJT</text:p>
          </table:table-cell>
          <table:table-cell office:value-type="currency" office:currency="CAD" office:value="0.34" calcext:value-type="currency">
            <text:p>$0.34</text:p>
          </table:table-cell>
          <table:table-cell/>
          <table:table-cell office:value-type="string" calcext:value-type="string">
            <text:p><text:a xlink:href="https://www.digikey.ca/product-detail/en/comchip-technology/SS8050-G/641-1790-1-ND/6138954" xlink:type="simple">https://www.digikey.ca/product-detail/en/comchip-technology/SS8050-G/641-1790-1-ND/6138954</text:a>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MG2302U-7 </text:p>
          </table:table-cell>
          <table:table-cell/>
          <table:table-cell office:value-type="string" calcext:value-type="string">
            <text:p>nMOS</text:p>
          </table:table-cell>
          <table:table-cell office:value-type="currency" office:currency="CAD" office:value="0.62" calcext:value-type="currency">
            <text:p>$0.62</text:p>
          </table:table-cell>
          <table:table-cell/>
          <table:table-cell office:value-type="string" calcext:value-type="string">
            <text:p><text:a xlink:href="https://www.digikey.ca/product-detail/en/diodes-incorporated/DMG2302U-7/DMG2302U-7DICT-ND/2192627" xlink:type="simple">https://www.digikey.ca/product-detail/en/diodes-incorporated/DMG2302U-7/DMG2302U-7DICT-ND/2192627</text:a>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power sw</text:p>
          </table:table-cell>
          <table:table-cell office:value-type="currency" office:currency="CAD" office:value="1.32" calcext:value-type="currency">
            <text:p>$1.32</text:p>
          </table:table-cell>
          <table:table-cell/>
          <table:table-cell office:value-type="string" calcext:value-type="string">
            <text:p><text:a xlink:href="https://www.digikey.ca/product-detail/en/cw-industries/GF-123-0054/CWI333-ND/4089770" xlink:type="simple">https://www.digikey.ca/product-detail/en/cw-industries/GF-123-0054/CWI333-ND/4089770</text:a>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S2B-PH-K-S(LF)(SN) </text:p>
          </table:table-cell>
          <table:table-cell/>
          <table:table-cell office:value-type="string" calcext:value-type="string">
            <text:p>jst female thr</text:p>
          </table:table-cell>
          <table:table-cell office:value-type="currency" office:currency="CAD" office:value="0.14" calcext:value-type="currency">
            <text:p>$0.14</text:p>
          </table:table-cell>
          <table:table-cell/>
          <table:table-cell office:value-type="string" calcext:value-type="string">
            <text:p><text:a xlink:href="https://www.digikey.ca/products/en?mpart=S2B-PH-K-S%28LF%29%28SN%29&amp;v=455" xlink:type="simple">https://www.digikey.ca/products/en?mpart=S2B-PH-K-S%28LF%29%28SN%29&amp;v=455</text:a>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attery</text:p>
          </table:table-cell>
          <table:table-cell office:value-type="currency" office:currency="CAD" office:value="8.99" calcext:value-type="currency">
            <text:p>$8.9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a xlink:href="https://www.canadarobotix.com/products/588?variant=14423543939121" xlink:type="simple">https://www.canadarobotix.com/products/588?variant=14423543939121</text:a>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USB connector</text:p>
          </table:table-cell>
          <table:table-cell office:value-type="currency" office:currency="CAD" office:value="0.6" calcext:value-type="currency">
            <text:p>$0.60</text:p>
          </table:table-cell>
          <table:table-cell/>
          <table:table-cell office:value-type="string" calcext:value-type="string">
            <text:p><text:a xlink:href="https://www.digikey.ca/product-detail/en/amphenol-icc-fci/10118193-0001LF/609-4616-1-ND/2785380" xlink:type="simple">https://www.digikey.ca/product-detail/en/amphenol-icc-fci/10118193-0001LF/609-4616-1-ND/2785380</text:a>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24 pin connector</text:p>
          </table:table-cell>
          <table:table-cell office:value-type="currency" office:currency="CAD" office:value="1.11" calcext:value-type="currency">
            <text:p>$1.11</text:p>
          </table:table-cell>
          <table:table-cell/>
          <table:table-cell office:value-type="string" calcext:value-type="string">
            <text:p><text:a xlink:href="https://www.mouser.ca/ProductDetail/Molex/505110-2491?qs=sGAEpiMZZMs7i6cT6ogu48PQHlIChRmmUq7PrHnIaAK3NeoQkaRFtg%3D%3D" xlink:type="simple">https://www.mouser.ca/ProductDetail/Molex/505110-2491?qs=sGAEpiMZZMs7i6cT6ogu48PQHlIChRmmUq7PrHnIaAK3NeoQkaRFtg%3D%3D</text:a>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i2c port expander</text:p>
          </table:table-cell>
          <table:table-cell office:value-type="currency" office:currency="CAD" office:value="1.62" calcext:value-type="currency">
            <text:p>$1.62</text:p>
          </table:table-cell>
          <table:table-cell/>
          <table:table-cell office:value-type="string" calcext:value-type="string">
            <text:p><text:a xlink:href="https://www.digikey.ca/product-detail/en/microchip-technology/MCP23008T-E-SO/MCP23008T-E-SOCT-ND/5358243" xlink:type="simple">https://www.digikey.ca/product-detail/en/microchip-technology/MCP23008T-E-SO/MCP23008T-E-SOCT-ND/5358243</text:a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8">0000-00-00</text:date>, <text:time style:data-style-name="N2" text:time-value="09:35:32.63889992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7T08:10:35.444377858</meta:creation-date>
    <dc:date>2019-04-18T09:39:30.390352688</dc:date>
    <meta:editing-duration>P1DT9H18M41S</meta:editing-duration>
    <meta:editing-cycles>5</meta:editing-cycles>
    <meta:generator>LibreOffice/6.1.5.2$Linux_X86_64 LibreOffice_project/10$Build-2</meta:generator>
    <meta:document-statistic meta:table-count="1" meta:cell-count="147" meta:object-count="0"/>
  </office:meta>
</office:document-meta>
</file>